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3cm" draw:marker-start-width="0.65cm" draw:marker-end-width="0.65cm" draw:fill="solid" draw:fill-color="#cccccc" draw:textarea-horizontal-align="center" draw:textarea-vertical-align="middle" fo:padding-top="0.15cm" fo:padding-bottom="0.15cm" fo:padding-left="0.15cm" fo:padding-right="0.15cm"/>
    </style:style>
    <style:style style:name="gr2" style:family="graphic" style:parent-style-name="standard">
      <style:graphic-properties svg:stroke-width="0.3cm" draw:marker-start-width="0.65cm" draw:marker-end-width="0.65cm" draw:fill="solid" draw:fill-color="#ffffff" draw:textarea-horizontal-align="center" draw:textarea-vertical-align="middle" fo:padding-top="0.15cm" fo:padding-bottom="0.15cm" fo:padding-left="0.15cm" fo:padding-right="0.15cm"/>
    </style:style>
    <style:style style:name="gr3" style:family="graphic" style:parent-style-name="standard">
      <style:graphic-properties svg:stroke-width="0.2cm" draw:marker-start-width="0.5cm" draw:marker-end="Arrow" draw:marker-end-width="0.6cm" draw:textarea-horizontal-align="center" draw:textarea-vertical-align="middle" fo:padding-top="0.1cm" fo:padding-bottom="0.1cm" fo:padding-left="0.1cm" fo:padding-right="0.1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406cm"/>
    </style:style>
    <style:style style:name="gr5" style:family="graphic" style:parent-style-name="standard">
      <style:graphic-properties svg:stroke-width="0.2cm" draw:marker-start-width="0.5cm" draw:marker-end-width="0.5cm" draw:fill="solid" draw:fill-color="#000000" draw:textarea-horizontal-align="justify" draw:textarea-vertical-align="middle" draw:auto-grow-height="false" fo:min-height="0cm" fo:min-width="0cm" fo:padding-top="0.1cm" fo:padding-bottom="0.1cm" fo:padding-left="0.1cm" fo:padding-right="0.1cm"/>
    </style:style>
    <style:style style:name="gr6" style:family="graphic" style:parent-style-name="standard">
      <style:graphic-properties draw:stroke="none" svg:stroke-color="#000000" draw:fill="none" draw:fill-color="#ffffff" fo:min-height="2.627cm"/>
    </style:style>
    <style:style style:name="gr7" style:family="graphic" style:parent-style-name="standard">
      <style:graphic-properties svg:stroke-width="0.2cm" draw:marker-start-width="0.5cm" draw:marker-end-width="0.5cm" draw:fill="solid" draw:fill-color="#ffffff" draw:textarea-horizontal-align="justify" draw:textarea-vertical-align="middle" draw:auto-grow-height="false" fo:min-height="0cm" fo:min-width="0cm" fo:padding-top="0.1cm" fo:padding-bottom="0.1cm" fo:padding-left="0.1cm" fo:padding-right="0.1cm"/>
    </style:style>
    <style:style style:name="gr8" style:family="graphic" style:parent-style-name="standard">
      <style:graphic-properties svg:stroke-width="0.3cm" draw:marker-start-width="0.65cm" draw:marker-end-width="0.65cm" draw:fill="solid" draw:fill-color="#ffffff" draw:textarea-horizontal-align="center" draw:textarea-vertical-align="middle" fo:padding-top="0.15cm" fo:padding-bottom="0.15cm" fo:padding-left="0.15cm" fo:padding-right="0.15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Trebuchet MS'" style:font-family-generic="swiss" style:font-pitch="variable" fo:font-size="32pt"/>
    </style:style>
    <style:style style:name="P3" style:family="paragraph">
      <style:paragraph-properties fo:margin-left="0cm" fo:margin-right="0cm" fo:text-align="center" fo:text-indent="0cm"/>
      <style:text-properties fo:font-family="Impact" style:font-family-generic="swiss" style:font-pitch="variable" fo:font-size="4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size="36pt"/>
    </style:style>
    <style:style style:name="P6" style:family="paragraph">
      <style:paragraph-properties fo:margin-left="0cm" fo:margin-right="0cm" fo:line-height="150%" fo:text-indent="0cm"/>
    </style:style>
    <style:style style:name="P7" style:family="paragraph">
      <style:paragraph-properties fo:margin-left="0cm" fo:margin-right="0cm" fo:line-height="150%" fo:text-indent="0cm"/>
      <style:text-properties fo:font-family="'Trebuchet MS'" style:font-family-generic="swiss" style:font-pitch="variable" fo:font-size="32pt"/>
    </style:style>
    <style:style style:name="T1" style:family="text">
      <style:text-properties fo:font-family="'Trebuchet MS'" style:font-family-generic="swiss" style:font-pitch="variable" fo:font-size="32pt"/>
    </style:style>
    <style:style style:name="T2" style:family="text">
      <style:text-properties fo:font-family="Impact" style:font-family-generic="swiss" style:font-pitch="variable" fo:font-size="40pt" style:font-family-asian="'Trebuchet MS'" style:font-style-name-asian="Regular" style:font-family-generic-asian="swiss" style:font-pitch-asian="variable" style:font-family-complex="'Trebuchet MS'" style:font-style-name-complex="Regular" style:font-family-generic-complex="swiss" style:font-pitch-complex="variable"/>
    </style:style>
    <style:style style:name="T3" style:family="text">
      <style:text-properties fo:font-size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9.5cm" svg:height="6cm" svg:x="16.5cm" svg:y="9cm">
          <text:p text:style-name="P1"><text:span text:style-name="T1">Scene A</text:span></text:p>
          <text:p text:style-name="P1"><text:span text:style-name="T1">Voices</text:span></text:p>
        </draw:rect>
        <draw:g>
          <draw:circle draw:style-name="gr2" draw:text-style-name="P3" draw:layer="layout" svg:width="4cm" svg:height="4cm" svg:x="28.5cm" svg:y="10cm">
            <text:p text:style-name="P1"><text:span text:style-name="T2">∑</text:span></text:p>
          </draw:circle>
          <draw:line draw:style-name="gr3" draw:text-style-name="P4" draw:layer="layout" svg:x1="26cm" svg:y1="11cm" svg:x2="28.5cm" svg:y2="11cm">
            <text:p/>
          </draw:line>
          <draw:line draw:style-name="gr3" draw:text-style-name="P4" draw:layer="layout" svg:x1="26cm" svg:y1="13cm" svg:x2="28.5cm" svg:y2="13cm">
            <text:p/>
          </draw:line>
          <draw:frame draw:style-name="gr4" draw:text-style-name="P5" draw:layer="layout" svg:width="1cm" svg:height="1.406cm" draw:transform="rotate (-1.57079632679579) translate (28.203cm 11.5cm)">
            <draw:text-box>
              <text:p text:style-name="P1"><text:span text:style-name="T3">...</text:span></text:p>
            </draw:text-box>
          </draw:frame>
        </draw:g>
        <draw:rect draw:style-name="gr1" draw:text-style-name="P2" draw:layer="layout" svg:width="9.5cm" svg:height="6cm" svg:x="16.5cm" svg:y="17cm">
          <text:p text:style-name="P1"><text:span text:style-name="T1">Scene B</text:span></text:p>
          <text:p text:style-name="P1"><text:span text:style-name="T1">Voices</text:span></text:p>
        </draw:rect>
        <draw:rect draw:style-name="gr1" draw:text-style-name="P2" draw:layer="layout" svg:width="9.5cm" svg:height="14cm" svg:x="36cm" svg:y="9cm">
          <text:p text:style-name="P1"><text:span text:style-name="T1">Effect</text:span></text:p>
          <text:p text:style-name="P1"><text:span text:style-name="T1">Block</text:span></text:p>
        </draw:rect>
        <draw:custom-shape draw:style-name="gr5" draw:text-style-name="P4" draw:layer="layout" svg:width="2.5cm" svg:height="2cm" svg:x="33cm" svg:y="11cm">
          <text:p/>
          <draw:enhanced-geometry svg:viewBox="0 0 21600 21600" draw:text-areas="0 ?f0 ?f5 ?f2" draw:type="right-arrow" draw:modifiers="10947.5508163945 6735.832083958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2.5cm" svg:height="2cm" svg:x="33cm" svg:y="19cm">
          <text:p/>
          <draw:enhanced-geometry svg:viewBox="0 0 21600 21600" draw:text-areas="0 ?f0 ?f5 ?f2" draw:type="right-arrow" draw:modifiers="10947.5508163945 6735.832083958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2" draw:layer="layout" svg:width="4.5cm" svg:height="6cm" svg:x="8.5cm" svg:y="9cm">
          <text:p text:style-name="P1"><text:span text:style-name="T1">Scene</text:span></text:p>
          <text:p text:style-name="P1"><text:span text:style-name="T1">A</text:span></text:p>
        </draw:rect>
        <draw:custom-shape draw:style-name="gr5" draw:text-style-name="P4" draw:layer="layout" svg:width="2.5cm" svg:height="2cm" svg:x="46cm" svg:y="15cm">
          <text:p/>
          <draw:enhanced-geometry svg:viewBox="0 0 21600 21600" draw:text-areas="0 ?f0 ?f5 ?f2" draw:type="right-arrow" draw:modifiers="10947.5508163945 6735.832083958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2" draw:layer="layout" svg:width="3cm" svg:height="2.627cm" svg:x="49cm" svg:y="14.5cm">
          <draw:text-box>
            <text:p text:style-name="P1"><text:span text:style-name="T1">Audio</text:span></text:p>
            <text:p text:style-name="P1"><text:span text:style-name="T1">Out</text:span></text:p>
          </draw:text-box>
        </draw:frame>
        <draw:rect draw:style-name="gr1" draw:text-style-name="P2" draw:layer="layout" svg:width="4.5cm" svg:height="6cm" svg:x="8.5cm" svg:y="17cm">
          <text:p text:style-name="P1"><text:span text:style-name="T1">Scene</text:span></text:p>
          <text:p text:style-name="P1"><text:span text:style-name="T1">B</text:span></text:p>
        </draw:rect>
        <draw:custom-shape draw:style-name="gr7" draw:text-style-name="P4" draw:layer="layout" svg:width="2.5cm" svg:height="2cm" svg:x="13.5cm" svg:y="11cm">
          <text:p/>
          <draw:enhanced-geometry svg:viewBox="0 0 21600 21600" draw:text-areas="0 ?f0 ?f5 ?f2" draw:type="right-arrow" draw:modifiers="10947.5508163945 6735.832083958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2.5cm" svg:height="2cm" svg:x="13.5cm" svg:y="19cm">
          <text:p/>
          <draw:enhanced-geometry svg:viewBox="0 0 21600 21600" draw:text-areas="0 ?f0 ?f5 ?f2" draw:type="right-arrow" draw:modifiers="10947.5508163945 6735.832083958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2.5cm" svg:height="2cm" svg:x="5.5cm" svg:y="11cm">
          <text:p/>
          <draw:enhanced-geometry svg:viewBox="0 0 21600 21600" draw:text-areas="0 ?f0 ?f5 ?f2" draw:type="right-arrow" draw:modifiers="10947.5508163945 6735.832083958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2.5cm" svg:height="2cm" svg:x="5.5cm" svg:y="19cm">
          <text:p/>
          <draw:enhanced-geometry svg:viewBox="0 0 21600 21600" draw:text-areas="0 ?f0 ?f5 ?f2" draw:type="right-arrow" draw:modifiers="10947.5508163945 6735.832083958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2" draw:layer="layout" svg:width="5cm" svg:height="14cm" svg:x="0cm" svg:y="9cm">
          <text:p text:style-name="P1"><text:span text:style-name="T1">Scene-</text:span></text:p>
          <text:p text:style-name="P1"><text:span text:style-name="T1">mode</text:span></text:p>
          <text:p text:style-name="P1"><text:span text:style-name="T1">&amp;</text:span></text:p>
          <text:p text:style-name="P1"><text:span text:style-name="T1">Scene</text:span></text:p>
          <text:p text:style-name="P1"><text:span text:style-name="T1">select</text:span></text:p>
        </draw:rect>
        <draw:custom-shape draw:style-name="gr7" draw:text-style-name="P4" draw:layer="layout" svg:width="2.5cm" svg:height="2cm" draw:transform="rotate (-1.57079632679579) translate (3.5cm 6cm)">
          <text:p/>
          <draw:enhanced-geometry svg:viewBox="0 0 21600 21600" draw:text-areas="0 ?f0 ?f5 ?f2" draw:type="right-arrow" draw:modifiers="10947.5508163945 6735.832083958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2" draw:layer="layout" svg:width="4.5cm" svg:height="2.627cm" svg:x="0cm" svg:y="2.5cm">
          <draw:text-box>
            <text:p text:style-name="P1"><text:span text:style-name="T1">Control/Midi In</text:span></text:p>
          </draw:text-box>
        </draw:frame>
        <draw:g>
          <draw:rect draw:style-name="gr8" draw:text-style-name="P2" draw:layer="layout" svg:width="14.5cm" svg:height="7cm" svg:x="37.5cm" svg:y="0cm">
            <text:p/>
          </draw:rect>
          <draw:custom-shape draw:style-name="gr7" draw:text-style-name="P4" draw:layer="layout" svg:width="2.5cm" svg:height="2cm" svg:x="38cm" svg:y="0.5cm">
            <text:p/>
            <draw:enhanced-geometry svg:viewBox="0 0 21600 21600" draw:text-areas="0 ?f0 ?f5 ?f2" draw:type="right-arrow" draw:modifiers="10947.5508163945 6735.83208395802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4" draw:layer="layout" svg:width="2.5cm" svg:height="2cm" svg:x="38cm" svg:y="4.5cm">
            <text:p/>
            <draw:enhanced-geometry svg:viewBox="0 0 21600 21600" draw:text-areas="0 ?f0 ?f5 ?f2" draw:type="right-arrow" draw:modifiers="10947.5508163945 6735.83208395802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3" draw:text-style-name="P4" draw:layer="layout" svg:x1="38cm" svg:y1="3.5cm" svg:x2="40.5cm" svg:y2="3.5cm">
            <text:p/>
          </draw:line>
          <draw:frame draw:style-name="gr9" draw:text-style-name="P7" draw:layer="layout" svg:width="10cm" svg:height="6cm" svg:x="41.5cm" svg:y="0.5cm">
            <draw:text-box>
              <text:p text:style-name="P6"><text:span text:style-name="T1">MIDI/control data</text:span></text:p>
              <text:p text:style-name="P6"><text:span text:style-name="T1">Audio (per-voice)</text:span></text:p>
              <text:p text:style-name="P6"><text:span text:style-name="T1">Audio</text:span></text:p>
            </draw:text-box>
          </draw:frame>
        </draw:g>
        <draw:g>
          <draw:circle draw:style-name="gr2" draw:text-style-name="P3" draw:layer="layout" svg:width="4cm" svg:height="4cm" svg:x="28.5cm" svg:y="18cm">
            <text:p text:style-name="P1"><text:span text:style-name="T2">∑</text:span></text:p>
          </draw:circle>
          <draw:line draw:style-name="gr3" draw:text-style-name="P4" draw:layer="layout" svg:x1="26cm" svg:y1="19cm" svg:x2="28.5cm" svg:y2="19cm">
            <text:p/>
          </draw:line>
          <draw:line draw:style-name="gr3" draw:text-style-name="P4" draw:layer="layout" svg:x1="26cm" svg:y1="21cm" svg:x2="28.5cm" svg:y2="21cm">
            <text:p/>
          </draw:line>
          <draw:frame draw:style-name="gr4" draw:text-style-name="P5" draw:layer="layout" svg:width="1cm" svg:height="1.406cm" draw:transform="rotate (-1.57079632679579) translate (28.203cm 19.5cm)">
            <draw:text-box>
              <text:p text:style-name="P1"><text:span text:style-name="T3">...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0cm" fo:page-height="6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